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68.35mm"/>
    </style:style>
    <style:style style:name="co3" style:family="table-column">
      <style:table-column-properties fo:break-before="auto" style:column-width="253.6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36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PARTIES</text:p>
          </table:table-cell>
          <table:table-cell office:value-type="string" calcext:value-type="string">
            <text:p>SLIDES</text:p>
          </table:table-cell>
          <table:table-cell office:value-type="string" calcext:value-type="string">
            <text:p>Phrases clefs</text:p>
          </table:table-cell>
          <table:table-cell office:value-type="string" calcext:value-type="string">
            <text:p>BIBLIGRAPH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 groupes de controles</text:p>
          </table:table-cell>
          <table:table-cell office:value-type="string" calcext:value-type="string">
            <text:p>Apparition des groupes de contrôl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’isolation</text:p>
          </table:table-cell>
          <table:table-cell office:value-type="string" calcext:value-type="string">
            <text:p>- Les groupes de contrôle permettent d'allouer des ressources </text:p>
            <text:p>Telles que le temps processeur, la mémoire système, la bande réseau, </text:p>
            <text:p>Ou une combinaison de ces ressources — parmi des groupes de tâches (processus). Notion de sous système (contrôleur de ressource)</text:p>
            <text:p/>
            <text:p>- Les namespaces permettent de limiter la visibilté des processus en termes de process, users, fs, network, etc</text:p>
          </table:table-cell>
          <table:table-cell office:value-type="string" calcext:value-type="string">
            <text:p><text:a xlink:href="https://access.redhat.com/documentation/fr-FR/Red_Hat_Enterprise_Linux/6/html/Resource_Management_Guide/ch01.html" xlink:type="simple">https://access.redhat.com/documentation/fr-FR/Red_Hat_Enterprise_Linux/6/html/Resource_Management_Guide/ch01.html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rchitecture des C groups</text:p>
          </table:table-cell>
          <table:table-cell office:value-type="string" calcext:value-type="string">
            <text:p>- Les groupes de contrôle sont organisés de manière hiérarchique, </text:p>
            <text:p>comme des processus, et les groupes de contrôle enfants héritent de certains des attributs de leurs parents. (Mais une arborescence unique).</text:p>
            <text:p>- Ils sont organisés dans des sous systèmes appartenant à des hierarchies. Chaque Cgroups appartient à une seule hierarchie. </text:p>
            <text:p>Un processus peut appartenir à plusieurs Cgroups qui ne sont pas dans la même hierarchie.</text:p>
          </table:table-cell>
          <table:table-cell office:value-type="string" calcext:value-type="string">
            <text:p><text:a xlink:href="https://fr.slideshare.net/jpetazzo/anatomy-of-a-container-namespaces-cgroups-some-filesystem-magic-linuxcon" xlink:type="simple">https://fr.slideshare.net/jpetazzo/anatomy-of-a-container-namespaces-cgroups-some-filesystem-magic-linuxcon</text:a></text:p>
            <text:p><text:a xlink:href="https://www.slideshare.net/SimonBoulet/devopsmtl-janudev-opsmtl-jan-2014-a-decade-of-linux-containers" xlink:type="simple">https://www.slideshare.net/SimonBoulet/devopsmtl-janudev-opsmtl-jan-2014-a-decade-of-linux-containers</text:a></text:p>
            <text:p><text:a xlink:href="https://www.toptal.com/linux/separation-anxiety-isolating-your-system-with-linux-namespaces" xlink:type="simple">https://www.toptal.com/linux/separation-anxiety-isolating-your-system-with-linux-namespaces</text:a></text:p>
            <text:p><text:a xlink:href="https://blog.yadutaf.fr/2016/04/14/docker-for-your-users-introducing-user-namespace/" xlink:type="simple">https://blog.yadutaf.fr/2016/04/14/docker-for-your-users-introducing-user-namespace/</text:a></text:p>
            <text:p><text:a xlink:href="https://success.docker.com/KBase/Introduction_to_User_Namespaces_in_Docker_Engine" xlink:type="simple">https://success.docker.com/KBase/Introduction_to_User_Namespaces_in_Docker_Engine</text:a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e alternative au VM 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ockers et devops</text:p>
          </table:table-cell>
          <table:table-cell office:value-type="string" calcext:value-type="string">
            <text:p>Les construction des images</text:p>
          </table:table-cell>
          <table:table-cell office:value-type="string" calcext:value-type="string">
            <text:p>- Une image est une succession de couches</text:p>
            <text:p>- Un container est une image en exécution ou avec un historique</text:p>
            <text:p>- Copie lors des écritures (copy on writ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s volum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s réseau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vo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 applications reparties</text:p>
          </table:table-cell>
          <table:table-cell office:value-type="string" calcext:value-type="string">
            <text:p>Consistance, modularité, scalabilité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s essaims avec Docker compo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s réseau overl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cker mach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 le cloud</text:p>
          </table:table-cell>
          <table:table-cell office:value-type="string" calcext:value-type="string">
            <text:p>Machine aws, goog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uju charm, ansible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06:40:14.837969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6:01:40.072151446</meta:creation-date>
    <dc:date>2017-04-03T06:37:47.570107757</dc:date>
    <meta:editing-duration>P5DT13H17M26S</meta:editing-duration>
    <meta:editing-cycles>12</meta:editing-cycles>
    <meta:generator>LibreOffice/5.1.6.2$Linux_X86_64 LibreOffice_project/10m0$Build-2</meta:generator>
    <meta:document-statistic meta:table-count="1" meta:cell-count="27" meta:object-count="0"/>
  </office:meta>
</office:document-meta>
</file>